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9" style:family="paragraph" style:parent-style-name="Standard">
      <style:paragraph-properties style:text-autospace="none"/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0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2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 style:list-style-name="L2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6" style:family="paragraph" style:parent-style-name="Standard" style:list-style-name="L3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7" style:family="paragraph" style:parent-style-name="Standard" style:list-style-name="L4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8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9" style:family="paragraph" style:parent-style-name="Standard" style:list-style-name="L5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0" style:family="paragraph" style:parent-style-name="Standard" style:list-style-name="L5">
      <style:text-properties style:use-window-font-color="true" style:font-name="Arial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1" style:family="paragraph" style:parent-style-name="Standard" style:list-style-name="L6">
      <style:text-properties style:font-name="Arial" fo:font-size="11pt" fo:font-style="normal" style:font-size-asian="11pt" style:font-style-asian="normal" style:font-size-complex="11pt" style:font-style-complex="normal"/>
    </style:style>
    <style:style style:name="P22" style:family="paragraph" style:parent-style-name="Standard" style:list-style-name="L7">
      <style:text-properties style:font-name="Arial" fo:font-size="11pt" fo:font-style="normal" style:font-size-asian="11pt" style:font-style-asian="normal" style:font-size-complex="11pt" style:font-style-complex="normal"/>
    </style:style>
    <style:style style:name="P23" style:family="paragraph" style:parent-style-name="Standard" style:list-style-name="L8">
      <style:text-properties style:font-name="Arial" fo:font-size="11pt" style:font-size-asian="11pt" style:font-size-complex="11pt"/>
    </style:style>
    <style:style style:name="P24" style:family="paragraph" style:parent-style-name="Standard" style:list-style-name="L9">
      <style:text-properties style:font-name="Arial" fo:font-size="11pt" style:font-size-asian="11pt" style:font-size-complex="11pt"/>
    </style:style>
    <style:style style:name="P25" style:family="paragraph" style:parent-style-name="Standard" style:list-style-name="L10">
      <style:text-properties style:font-name="Arial" fo:font-size="11pt" style:font-size-asian="11pt" style:font-size-complex="11pt"/>
    </style:style>
    <style:style style:name="P26" style:family="paragraph" style:parent-style-name="Standard" style:list-style-name="L11">
      <style:text-properties style:font-name="Arial" fo:font-size="11pt" style:font-size-asian="11pt" style:font-size-complex="11pt"/>
    </style:style>
    <style:style style:name="P27" style:family="paragraph" style:parent-style-name="Standard" style:list-style-name="L12">
      <style:text-properties style:font-name="Arial" fo:font-size="11pt" style:font-size-asian="11pt" style:font-size-complex="11pt"/>
    </style:style>
    <style:style style:name="P28" style:family="paragraph" style:parent-style-name="Standard" style:list-style-name="L13">
      <style:text-properties style:font-name="Arial" fo:font-size="11pt" style:font-size-asian="11pt" style:font-size-complex="11pt"/>
    </style:style>
    <style:style style:name="P29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30" style:family="paragraph" style:parent-style-name="Standard" style:list-style-name="L14">
      <style:text-properties fo:font-style="normal" style:font-style-asian="normal" style:font-style-complex="normal"/>
    </style:style>
    <style:style style:name="P31" style:family="paragraph" style:parent-style-name="Standard" style:list-style-name="L1">
      <style:text-properties style:font-name="Helvetica1"/>
    </style:style>
    <style:style style:name="P32" style:family="paragraph" style:parent-style-name="Standard">
      <style:paragraph-properties style:writing-mode="lr-tb"/>
      <style:text-properties style:font-name="Arial" fo:font-size="11pt" fo:font-style="italic" style:font-size-asian="11pt" style:font-style-asian="italic" style:font-size-complex="11pt" style:font-style-complex="italic"/>
    </style:style>
    <style:style style:name="P33" style:family="paragraph" style:parent-style-name="Standard" style:list-style-name="L8">
      <style:paragraph-properties fo:margin-left="0cm" fo:margin-right="0cm" fo:text-indent="-0.635cm" style:auto-text-indent="false" style:writing-mode="lr-tb"/>
      <style:text-properties style:font-name="Arial" fo:font-size="11pt" fo:font-style="italic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break-before="page"/>
      <style:text-properties style:font-name="Arial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fo:font-variant="normal" fo:text-transform="none" fo:letter-spacing="normal" fo:font-weight="normal"/>
    </style:style>
    <style:style style:name="T7" style:family="text">
      <style:text-properties fo:font-variant="normal" fo:text-transform="none" fo:letter-spacing="normal" fo:font-weight="normal" style:font-name-asian="ArialMT" style:font-name-complex="ArialMT"/>
    </style:style>
    <style:style style:name="T8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9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10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11" style:family="text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T12" style:family="text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color="#000000" style:text-underline-style="none"/>
    </style:style>
    <style:style style:name="T16" style:family="text">
      <style:text-properties fo:color="#000000" fo:font-style="italic" style:text-underline-style="none" style:font-style-asian="italic" style:font-style-complex="italic"/>
    </style:style>
    <style:style style:name="T17" style:family="text">
      <style:text-properties style:font-name="Helvetica1" fo:font-size="11pt" fo:font-style="italic" style:font-size-asian="11pt" style:font-style-asian="italic" style:font-size-complex="11pt" style:font-style-complex="italic"/>
    </style:style>
    <style:style style:name="T18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5">http://stevenwilkin.com</text:span></text:a></text:p>
      <text:p text:style-name="P8">github: http://github.com/stevenwilkin</text:p>
      <text:p text:style-name="P13"><text:span text:style-name="T8">blog: <text:s text:c="3"/></text:span><text:a xlink:type="simple" xlink:href="http://sickbiscuit.com/blog/"><text:span text:style-name="T9">http://blog.stevenwilkin.com</text:span></text:a></text:p>
      <text:p text:style-name="P4"/>
      <text:p text:style-name="P4">Experience</text:p>
      <text:p text:style-name="P12"/>
      <text:p text:style-name="P12">December 2015 - Present <text:s text:c="4"/><text:tab/><text:tab/><text:tab/>Software Engineer (contract), Canonical</text:p>
      <text:p text:style-name="P12"><text:tab/><text:tab/><text:tab/><text:tab/><text:tab/><text:tab/>http://canonical.com/</text:p>
      <text:p text:style-name="P12"/>
      <text:list xml:id="list196330379" text:style-name="L14">
        <text:list-item>
          <text:p text:style-name="P30"><text:span text:style-name="T12">Go, JavaScript/Backbone/Marionette, Jasmine</text:span></text:p>
        </text:list-item>
      </text:list>
      <text:p text:style-name="P12"/>
      <text:p text:style-name="P12">February 2015 - December 2015 <text:s text:c="4"/><text:tab/><text:tab/>Senior Developer (contract), HM Treasury</text:p>
      <text:p text:style-name="P12"><text:tab/><text:tab/><text:tab/><text:tab/><text:tab/><text:tab/>https://www.gov.uk/hm-treasury</text:p>
      <text:p text:style-name="P12"/>
      <text:list xml:id="list237675549" text:style-name="L1">
        <text:list-item>
          <text:p text:style-name="P31">Ruby/Rails/Sinatra, Go, JavaScript/jQuery, PostgreSQL/Redis, Rspec/Cucumber</text:p>
        </text:list-item>
      </text:list>
      <text:p text:style-name="P12"/>
      <text:p text:style-name="P12">February 2014 – December 2014<text:tab/><text:tab/>Ruby Developer (contract), <text:s/>Money Advice Service</text:p>
      <text:p text:style-name="Standard"><text:span text:style-name="T11"><text:tab/><text:tab/><text:tab/><text:tab/><text:tab/><text:tab/></text:span><text:span text:style-name="T17">https://moneyadviceservice.org.uk</text:span></text:p>
      <text:p text:style-name="P12"/>
      <text:list xml:id="list1886207595" text:style-name="L2">
        <text:list-item>
          <text:p text:style-name="P15">Ruby/Rails/Sinatra, MySQL/PostgreSQL/Redis, JavaScript/jQuery, Rspec/Cucumber, Puppet/Ansible</text:p>
          <text:p text:style-name="P15"/>
        </text:list-item>
      </text:list>
      <text:p text:style-name="P12">July 2013 - February 2014<text:tab/><text:tab/><text:tab/>Senior Ruby on Rails Developer (contract), <text:tab/><text:tab/><text:tab/><text:tab/><text:tab/><text:tab/><text:tab/><text:tab/>Econsultancy, http://econsultancy.com</text:p>
      <text:p text:style-name="P12"/>
      <text:list xml:id="list1930291123" text:style-name="L3">
        <text:list-item>
          <text:p text:style-name="P16">Ruby/Rails, JavaScript/jQuery, MySQL/Redis/memcached/sphinx, Rspec/Cucumber, Puppet</text:p>
        </text:list-item>
      </text:list>
      <text:p text:style-name="P12"/>
      <text:p text:style-name="P12">April 2013 – July 2013<text:tab/><text:tab/><text:tab/>Software Engineer (contract), Global Personals</text:p>
      <text:p text:style-name="P10"><text:a xlink:type="simple" xlink:href="http://globalpersonals.co.uk/"><text:span text:style-name="T14"><text:tab/><text:tab/><text:tab/><text:tab/><text:tab/><text:tab/></text:span></text:a><text:a xlink:type="simple" xlink:href="http://globalpersonals.co.uk/"><text:span text:style-name="T16">http://globalpersonals.co.uk/</text:span></text:a></text:p>
      <text:p text:style-name="P11"/>
      <text:list xml:id="list1960288004" text:style-name="L4">
        <text:list-item>
          <text:p text:style-name="P17">Ruby/Rails/Sinatra, JavaScript/CoffeeScript/jQuery, MySQL/Redis/RabbitMQ</text:p>
        </text:list-item>
        <text:list-item>
          <text:p text:style-name="P17">Test Driven Development (TDD) using RSpec and Test::Unit</text:p>
        </text:list-item>
      </text:list>
      <text:p text:style-name="P9"/>
      <text:p text:style-name="P3"><text:span text:style-name="T10">August 2012 – February 2013</text:span><text:span text:style-name="T13"><text:tab/><text:tab/></text:span><text:span text:style-name="T10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459209926" text:style-name="L5">
        <text:list-item>
          <text:p text:style-name="P19">Ruby/Rails/Sinatra, Postgres/MongoDB/Redis, RSpec/Cucumber/Steak</text:p>
        </text:list-item>
        <text:list-item>
          <text:p text:style-name="P19">CocoaTouch and Objective-C development for iOS app, testing with OCUnit and OCMock</text:p>
        </text:list-item>
        <text:list-item>
          <text:p text:style-name="P19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829447384" text:continue-numbering="true" text:style-name="L5">
        <text:list-item>
          <text:p text:style-name="P20"><text:span text:style-name="T6">Ruby/Rails/Sinatra, MongoDB/Redis, RSpec/</text:span><text:span text:style-name="T7">Test::Unit</text:span>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123332867" text:style-name="L6">
        <text:list-item>
          <text:p text:style-name="P21">business intelligence development on top of Google Analytics</text:p>
        </text:list-item>
        <text:list-item>
          <text:p text:style-name="P21">Ruby, Rails, MySQL and JavaScript/jQuery/Highcharts</text:p>
        </text:list-item>
        <text:list-item>
          <text:p text:style-name="P21">testing with RSpec and some statistical analysis with R</text:p>
        </text:list-item>
      </text:list>
      <text:p text:style-name="P5"/>
      <text:p text:style-name="P34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2126615286" text:style-name="L7">
        <text:list-item>
          <text:p text:style-name="P22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898130106" text:style-name="L8">
        <text:list-item>
          <text:p text:style-name="P23">mobile application development on Linux with embedded JavaScript</text:p>
        </text:list-item>
        <text:list-item>
          <text:p text:style-name="P23">SpiderMonkey interpreter, SQLite, exposed systems-level functionality with C plugins</text:p>
        </text:list-item>
      </text:list>
      <text:p text:style-name="P32"/>
      <text:list xml:id="list1329824783" text:continue-numbering="true" text:style-name="L8">
        <text:list-header>
          <text:p text:style-name="P33">June 2009 - February 2010<text:tab/><text:tab/><text:tab/>Developer, Rehab Studio</text:p>
        </text:list-header>
      </text:list>
      <text:p text:style-name="P5"><text:tab/><text:tab/><text:tab/><text:tab/><text:tab/><text:tab/>http://rehabstudio.com/</text:p>
      <text:p text:style-name="P3"/>
      <text:list xml:id="list1802975751" text:style-name="L9">
        <text:list-item>
          <text:p text:style-name="P24">web development with PHP/CakePHP, JavaScript/jQuery and MySQL</text:p>
        </text:list-item>
        <text:list-item>
          <text:p text:style-name="P24">administration of Redhat and Debian servers using dedicated hardware and Amazon Web Services</text:p>
        </text:list-item>
        <text:list-item>
          <text:p text:style-name="P24">task automation with Bash, Perl and Ruby scripts</text:p>
        </text:list-item>
      </text:list>
      <text:p text:style-name="P5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064543212" text:style-name="L10">
        <text:list-item>
          <text:p text:style-name="P25">web development using C#/.Net, ASP/VBScript and PHP/CakePHP</text:p>
        </text:list-item>
        <text:list-item>
          <text:p text:style-name="P25">task automation with Ruby</text:p>
        </text:list-item>
        <text:list-item>
          <text:p text:style-name="P25">MS SQL Server 2005 &amp; MySQL databases</text:p>
        </text:list-item>
        <text:list-item>
          <text:p text:style-name="P25">considerable JavaScript using jQuery, Prototype and MooTools frameworks</text:p>
          <text:p text:style-name="P25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536856252" text:style-name="L11">
        <text:list-item>
          <text:p text:style-name="P26">operational support to various real-time, high volume, distributed messaging systems</text:p>
        </text:list-item>
        <text:list-item>
          <text:p text:style-name="P26">working knowledge of TIBCO TIC, EMS, RV and RVRD, Sybase ASE and BEA WebLogic</text:p>
        </text:list-item>
        <text:list-item>
          <text:p text:style-name="P26">centralised job scheduling and process monitoring on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809581642" text:style-name="L12">
        <text:list-item>
          <text:p text:style-name="P27">developed a custom business process management system</text:p>
        </text:list-item>
        <text:list-item>
          <text:p text:style-name="P27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1775108674" text:style-name="L13">
        <text:list-item>
          <text:p text:style-name="P28">custom desktop applications using C#/.Net/WinForms and SQL Server 2005</text:p>
        </text:list-item>
        <text:list-item>
          <text:p text:style-name="P28">web/intranet applications using ASP/VBScript, VisualBasic/.Net andSQL Server 2000/2003</text:p>
        </text:list-item>
        <text:list-item>
          <text:p text:style-name="P28">managed a Windows Server 2003 domain and supported Windows 98/2000/XP clients</text:p>
        </text:list-item>
      </text:list>
      <text:p text:style-name="P4"/>
      <text:p text:style-name="P1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6070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4.1$Unix OpenOffice.org_project/Patch 0</meta:generator>
    <meta:creation-date>2010-02-23T11:47:42</meta:creation-date>
    <dc:date>2016-07-07T00:53:24</dc:date>
    <dc:language>en-GB</dc:language>
    <meta:editing-cycles>133</meta:editing-cycles>
    <meta:editing-duration>PT04H56M10S</meta:editing-duration>
    <meta:document-statistic meta:table-count="0" meta:image-count="0" meta:object-count="0" meta:page-count="3" meta:paragraph-count="78" meta:word-count="505" meta:character-count="4209"/>
    <meta:user-defined meta:name="Info 1"/>
    <meta:user-defined meta:name="Info 2"/>
    <meta:user-defined meta:name="Info 3"/>
    <meta:user-defined meta:name="Info 4"/>
  </office:meta>
</office:document-meta>
</file>